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4pt" style:font-size-asian="14pt" style:font-size-complex="14pt"/>
    </style:style>
    <style:style style:name="P5" style:family="paragraph" style:parent-style-name="Standard" style:list-style-name="L3">
      <style:paragraph-properties fo:text-align="start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ff3333" fo:font-size="14pt" style:font-size-asian="14pt" style:font-size-complex="14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 text:start-value="7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ESENTATION YOUnison</text:p>
      <text:p text:style-name="P1"/>
      <text:p text:style-name="P6"/>
      <text:p text:style-name="P7">ON PARLE A DES GENS QUI N'Y CONNAISSENT RIEN</text:p>
      <text:p text:style-name="P1"/>
      <text:list xml:id="list7969377347580065026" text:style-name="L1">
        <text:list-item>
          <text:p text:style-name="P3">présentation brève du site : YOUnison (Marceau)</text:p>
        </text:list-item>
        <text:list-item>
          <text:p text:style-name="P3">présentation brève de chaque membre → 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">Yan et Steven, puis Marceau et Loïc<text:tab/>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3">Chacun se présente personnellement (30sec max)</text:p>
            </text:list-item>
            <text:list-item>
              <text:p text:style-name="P3">Chacun parle de ce qu'il a fait sur le site</text:p>
            </text:list-item>
          </text:list>
        </text:list-item>
      </text:list>
      <text:p text:style-name="P2"/>
      <text:p text:style-name="P2"/>
      <text:list xml:id="list36435234" text:continue-numbering="true" text:style-name="L1">
        <text:list-item>
          <text:list>
            <text:list-header>
              <text:p text:style-name="P3">3) Loïc montre le schéma UML (espérances, problèmes...)</text:p>
              <text:p text:style-name="P3">4) Marceau montre la BDD finale</text:p>
            </text:list-header>
          </text:list>
        </text:list-item>
      </text:list>
      <text:list xml:id="list5790495599453448580" text:style-name="L2">
        <text:list-item>
          <text:list>
            <text:list-header>
              <text:p text:style-name="P4">5) Maquettes → Yan et Steven</text:p>
              <text:list>
                <text:list-item>
                  <text:list>
                    <text:list-header>
                      <text:p text:style-name="P4">Yan (visuel des conccurents)</text:p>
                    </text:list-header>
                  </text:list>
                </text:list-item>
              </text:list>
            </text:list-header>
          </text:list>
        </text:list-item>
      </text:list>
      <text:p text:style-name="P2"/>
      <text:p text:style-name="P2"/>
      <text:list xml:id="list36426266" text:continue-numbering="true" text:style-name="L2">
        <text:list-item>
          <text:list>
            <text:list-header>
              <text:p text:style-name="P4">6) Version finale ---&gt;</text:p>
            </text:list-header>
          </text:list>
        </text:list-item>
      </text:list>
      <text:p text:style-name="P2">Page d'accueil, on montre le code du titre rotatif, version mobile, Opquast (Yan)</text:p>
      <text:p text:style-name="P2">Page de profil</text:p>
      <text:p text:style-name="P2">Montrer la BDD (mot de passe crypté)</text:p>
      <text:p text:style-name="P2">Page des articles (Steven), pagination et tri (Marceau)</text:p>
      <text:p text:style-name="P2">Page d'un article, on montre le Controller du système de likes,puis le script.js, puis version mobile (Marceau)</text:p>
      <text:p text:style-name="P2">Ajouter un commentaire, modifier l'article (Loïc)</text:p>
      <text:p text:style-name="P2"/>
      <text:p text:style-name="P2">iFrame : version mobile, on met de la musique (Steven), on montre le code, on l'explique (Marceau)</text:p>
      <text:p text:style-name="P2"/>
      <text:list xml:id="list5273926360652505350" text:style-name="L3">
        <text:list-item>
          <text:list>
            <text:list-item>
              <text:list>
                <text:list-item>
                  <text:p text:style-name="P5">Problèmes rencontrés</text:p>
                  <text:p text:style-name="P5">Bootstrap, poids des sélecteurs (Yan et Steven)</text:p>
                  <text:p text:style-name="P5">EasyAdmin et Mailer (Loïc)</text:p>
                </text:list-item>
              </text:list>
            </text:list-item>
          </text:list>
        </text:list-item>
      </text:list>
      <text:p text:style-name="P2"/>
      <text:list xml:id="list36438794" text:continue-numbering="true" text:style-name="L3">
        <text:list-item>
          <text:list>
            <text:list-item>
              <text:list>
                <text:list-item>
                  <text:p text:style-name="P5">Perspectives d'évolution (Marceau)</text:p>
                </text:list-item>
                <text:list-item>
                  <text:p text:style-name="P5">Fin, avez-vous des questions ?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16T15:11:31.66</meta:creation-date>
    <meta:document-statistic meta:table-count="0" meta:image-count="0" meta:object-count="0" meta:page-count="1" meta:paragraph-count="24" meta:word-count="176" meta:character-count="1056"/>
    <dc:date>2020-07-16T16:22:07.44</dc:date>
    <meta:editing-duration>PT9M23S</meta:editing-duration>
    <meta:editing-cycles>1</meta:editing-cycles>
    <meta:generator>OpenOffice/4.1.5$Win32 OpenOffice.org_project/415m1$Build-9789</meta:generator>
  </office:meta>
</office:document-meta>
</file>